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P052" svg:font-family="P052"/>
    <style:font-face style:name="apple-system" svg:font-family="apple-system, BlinkMacSystemFont, 'Segoe UI', Helvetica, Arial, sans-serif, 'Apple Color Emoji', 'Segoe UI Emoji'"/>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6pt" fo:font-weight="bold" officeooo:rsid="00216d69" officeooo:paragraph-rsid="00216d69" style:font-size-asian="16pt" style:font-weight-asian="bold" style:font-size-complex="16pt" style:font-weight-complex="bold"/>
    </style:style>
    <style:style style:name="P2" style:family="paragraph" style:parent-style-name="Standard">
      <style:text-properties fo:font-size="12pt" fo:font-weight="normal" officeooo:rsid="002551e8" officeooo:paragraph-rsid="0044a457" style:font-size-asian="10.5pt" style:font-weight-asian="normal" style:font-size-complex="12pt" style:font-weight-complex="normal"/>
    </style:style>
    <style:style style:name="P3" style:family="paragraph" style:parent-style-name="Standard">
      <style:text-properties fo:font-size="12pt" fo:font-weight="normal" officeooo:rsid="00757d8f" officeooo:paragraph-rsid="00757d8f" style:font-size-asian="10.5pt" style:font-weight-asian="normal" style:font-size-complex="12pt" style:font-weight-complex="normal"/>
    </style:style>
    <style:style style:name="P4" style:family="paragraph" style:parent-style-name="Standard">
      <style:text-properties fo:font-size="12pt" fo:font-weight="normal" officeooo:rsid="00757d8f" officeooo:paragraph-rsid="0085ff1a" style:font-size-asian="10.5pt" style:font-weight-asian="normal" style:font-size-complex="12pt" style:font-weight-complex="normal"/>
    </style:style>
    <style:style style:name="P5" style:family="paragraph" style:parent-style-name="Standard">
      <style:text-properties fo:font-size="12pt" fo:font-weight="normal" officeooo:rsid="00757d8f" officeooo:paragraph-rsid="0086c7e3" style:font-size-asian="10.5pt" style:font-weight-asian="normal" style:font-size-complex="12pt" style:font-weight-complex="normal"/>
    </style:style>
    <style:style style:name="P6" style:family="paragraph" style:parent-style-name="Standard">
      <style:text-properties fo:font-size="12pt" fo:font-weight="normal" officeooo:rsid="00757d8f" officeooo:paragraph-rsid="0086e443" style:font-size-asian="10.5pt" style:font-weight-asian="normal" style:font-size-complex="12pt" style:font-weight-complex="normal"/>
    </style:style>
    <style:style style:name="P7" style:family="paragraph" style:parent-style-name="Standard">
      <style:text-properties fo:font-size="12pt" fo:font-weight="normal" officeooo:rsid="00757d8f" officeooo:paragraph-rsid="008855ff" style:font-size-asian="10.5pt" style:font-weight-asian="normal" style:font-size-complex="12pt" style:font-weight-complex="normal"/>
    </style:style>
    <style:style style:name="P8" style:family="paragraph" style:parent-style-name="Standard">
      <style:text-properties fo:font-size="12pt" fo:font-weight="normal" officeooo:rsid="00757d8f" officeooo:paragraph-rsid="008df6db" style:font-size-asian="10.5pt" style:font-weight-asian="normal" style:font-size-complex="12pt" style:font-weight-complex="normal"/>
    </style:style>
    <style:style style:name="P9" style:family="paragraph" style:parent-style-name="Standard">
      <style:text-properties fo:font-size="12pt" fo:font-weight="normal" officeooo:rsid="00757d8f" officeooo:paragraph-rsid="008fbd9d" style:font-size-asian="10.5pt" style:font-weight-asian="normal" style:font-size-complex="12pt" style:font-weight-complex="normal"/>
    </style:style>
    <style:style style:name="P10" style:family="paragraph" style:parent-style-name="Standard">
      <style:text-properties fo:font-size="12pt" fo:font-weight="normal" officeooo:rsid="00775e7a" officeooo:paragraph-rsid="00775e7a" style:font-size-asian="10.5pt" style:font-weight-asian="normal" style:font-size-complex="12pt" style:font-weight-complex="normal"/>
    </style:style>
    <style:style style:name="P11" style:family="paragraph" style:parent-style-name="Standard">
      <style:text-properties fo:font-size="12pt" fo:font-weight="normal" officeooo:rsid="00775e7a" officeooo:paragraph-rsid="0085ff1a" style:font-size-asian="10.5pt" style:font-weight-asian="normal" style:font-size-complex="12pt" style:font-weight-complex="normal"/>
    </style:style>
    <style:style style:name="P12" style:family="paragraph" style:parent-style-name="Standard">
      <style:text-properties fo:font-size="12pt" fo:font-weight="normal" officeooo:rsid="00775e7a" officeooo:paragraph-rsid="0086c7e3" style:font-size-asian="10.5pt" style:font-weight-asian="normal" style:font-size-complex="12pt" style:font-weight-complex="normal"/>
    </style:style>
    <style:style style:name="P13" style:family="paragraph" style:parent-style-name="Standard">
      <style:text-properties fo:font-size="12pt" fo:font-weight="normal" officeooo:rsid="00775e7a" officeooo:paragraph-rsid="0086e443" style:font-size-asian="10.5pt" style:font-weight-asian="normal" style:font-size-complex="12pt" style:font-weight-complex="normal"/>
    </style:style>
    <style:style style:name="P14" style:family="paragraph" style:parent-style-name="Standard">
      <style:text-properties fo:font-size="12pt" fo:font-weight="normal" officeooo:rsid="00775e7a" officeooo:paragraph-rsid="008855ff" style:font-size-asian="10.5pt" style:font-weight-asian="normal" style:font-size-complex="12pt" style:font-weight-complex="normal"/>
    </style:style>
    <style:style style:name="P15" style:family="paragraph" style:parent-style-name="Standard">
      <style:text-properties fo:font-size="12pt" fo:font-weight="normal" officeooo:rsid="00775e7a" officeooo:paragraph-rsid="008df6db" style:font-size-asian="10.5pt" style:font-weight-asian="normal" style:font-size-complex="12pt" style:font-weight-complex="normal"/>
    </style:style>
    <style:style style:name="P16" style:family="paragraph" style:parent-style-name="Standard">
      <style:text-properties fo:font-size="12pt" fo:font-weight="normal" officeooo:rsid="00775e7a" officeooo:paragraph-rsid="008fbd9d" style:font-size-asian="10.5pt" style:font-weight-asian="normal" style:font-size-complex="12pt" style:font-weight-complex="normal"/>
    </style:style>
    <style:style style:name="P17" style:family="paragraph" style:parent-style-name="Standard">
      <style:text-properties fo:font-size="12pt" fo:font-weight="normal" officeooo:rsid="008a2cc0" officeooo:paragraph-rsid="008a2cc0" style:font-size-asian="10.5pt" style:font-weight-asian="normal" style:font-size-complex="12pt" style:font-weight-complex="normal"/>
    </style:style>
    <style:style style:name="P18" style:family="paragraph" style:parent-style-name="Standard">
      <style:text-properties fo:font-variant="normal" fo:text-transform="none" fo:color="#24292e" loext:opacity="100%" style:font-name="apple-system" fo:font-size="10.5pt" fo:letter-spacing="normal" fo:font-style="normal" fo:font-weight="normal" officeooo:rsid="00421444" officeooo:paragraph-rsid="0027a328" style:font-size-asian="10.5pt" style:font-weight-asian="normal" style:font-size-complex="12pt" style:font-weight-complex="normal"/>
    </style:style>
    <style:style style:name="P19" style:family="paragraph" style:parent-style-name="Standard">
      <style:text-properties fo:font-variant="normal" fo:text-transform="none" fo:color="#24292e" loext:opacity="100%" style:font-name="apple-system" fo:font-size="10.5pt" fo:letter-spacing="normal" fo:font-style="normal" fo:font-weight="normal" officeooo:rsid="005c0383" officeooo:paragraph-rsid="005c0383" style:font-size-asian="10.5pt" style:font-weight-asian="normal" style:font-size-complex="12pt" style:font-weight-complex="normal"/>
    </style:style>
    <style:style style:name="T1" style:family="text">
      <style:text-properties style:font-name="P052"/>
    </style:style>
    <style:style style:name="T2" style:family="text">
      <style:text-properties style:font-name="P052" officeooo:rsid="00775e7a"/>
    </style:style>
    <style:style style:name="T3" style:family="text">
      <style:text-properties style:font-name="P052" officeooo:rsid="008448a8"/>
    </style:style>
    <style:style style:name="T4" style:family="text">
      <style:text-properties style:font-name="P052" officeooo:rsid="0085ff1a"/>
    </style:style>
    <style:style style:name="T5" style:family="text">
      <style:text-properties style:font-name="P052" officeooo:rsid="00869966"/>
    </style:style>
    <style:style style:name="T6" style:family="text">
      <style:text-properties style:font-name="P052" officeooo:rsid="0086c7e3"/>
    </style:style>
    <style:style style:name="T7" style:family="text">
      <style:text-properties style:font-name="P052" officeooo:rsid="0086e443"/>
    </style:style>
    <style:style style:name="T8" style:family="text">
      <style:text-properties style:font-name="P052" officeooo:rsid="00870df9"/>
    </style:style>
    <style:style style:name="T9" style:family="text">
      <style:text-properties style:font-name="P052" officeooo:rsid="0087a2cc"/>
    </style:style>
    <style:style style:name="T10" style:family="text">
      <style:text-properties style:font-name="P052" officeooo:rsid="008855ff"/>
    </style:style>
    <style:style style:name="T11" style:family="text">
      <style:text-properties style:font-name="P052" officeooo:rsid="008a2cc0"/>
    </style:style>
    <style:style style:name="T12" style:family="text">
      <style:text-properties style:font-name="P052" officeooo:rsid="008bc181"/>
    </style:style>
    <style:style style:name="T13" style:family="text">
      <style:text-properties style:font-name="P052" officeooo:rsid="008df6db"/>
    </style:style>
    <style:style style:name="T14" style:family="text">
      <style:text-properties style:font-name="P052" officeooo:rsid="008f14c3"/>
    </style:style>
    <style:style style:name="T15" style:family="text">
      <style:text-properties style:font-name="P052" officeooo:rsid="008fbd9d"/>
    </style:style>
    <style:style style:name="T16" style:family="text">
      <style:text-properties style:text-position="super 58%" style:font-name="P052" officeooo:rsid="008df6db"/>
    </style:style>
    <style:style style:name="T17" style:family="text">
      <style:text-properties style:text-position="0% 100%" style:font-name="P052" officeooo:rsid="008df6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vers</text:p>
      <text:p text:style-name="P2"/>
      <text:p text:style-name="P19">mettre des effets de sympaticus dans le lien de base</text:p>
      <text:p text:style-name="P18"/>
      <text:p text:style-name="P18"/>
      <text:p text:style-name="P18"/>
      <text:p text:style-name="P3"><text:span text:style-name="T3">Consécration</text:span><text:span text:style-name="T1"> (rang 1) : </text:span><text:span text:style-name="T3">Ce rite permet de purger un objet du mal, en faisant un ornement sacerdotal</text:span><text:span text:style-name="T2">. </text:span><text:span text:style-name="T3">Un incrément est nécessaire par niveau tech au-delà de 4.</text:span></text:p>
      <text:p text:style-name="P10"><text:span text:style-name="T1">Composantes : Gestes, </text:span><text:span text:style-name="T3">prière</text:span><text:span text:style-name="T1">.</text:span></text:p>
      <text:p text:style-name="P10"><text:span text:style-name="T1">Portée : toucher.</text:span></text:p>
      <text:p text:style-name="P10"><text:span text:style-name="T1">Durée : </text:span><text:span text:style-name="T3">un acte</text:span><text:span text:style-name="T1">.</text:span></text:p>
      <text:p text:style-name="P10"><text:span text:style-name="T1"/></text:p>
      <text:p text:style-name="P4"><text:span text:style-name="T4">Lumière</text:span><text:span text:style-name="T1"> (rang 1) : </text:span><text:span text:style-name="T3">Ce rite </text:span><text:span text:style-name="T4">créer un globe luminescent intangible dans la paume du théurge</text:span><text:span text:style-name="T3">. </text:span><text:span text:style-name="T4">Le globe éclaire sur une zone de 3m plus 1m par incrément.</text:span></text:p>
      <text:p text:style-name="P11"><text:span text:style-name="T1">Composantes : Gestes.</text:span></text:p>
      <text:p text:style-name="P11"><text:span text:style-name="T1">Portée : </text:span><text:span text:style-name="T5">Soit</text:span><text:span text:style-name="T1">.</text:span></text:p>
      <text:p text:style-name="P11"><text:span text:style-name="T1">Durée : </text:span><text:span text:style-name="T8">Prolongée</text:span><text:span text:style-name="T1">.</text:span></text:p>
      <text:p text:style-name="P10"><text:span text:style-name="T1"/></text:p>
      <text:p text:style-name="P5"><text:span text:style-name="T6">Armure du Pancréateur</text:span><text:span text:style-name="T1"> (rang </text:span><text:span text:style-name="T6">2</text:span><text:span text:style-name="T1">) : </text:span><text:span text:style-name="T6">Ce rite est mécaniquement similaire au rite œcuménique « bouclier de foi » à ceci prêt qu’au lieu de créer un hémisphère autour du théurge il crée un champ se conformant au corps (la cible ne peut rien porter de plus épais qu’une armure de cuir) et peut être lancé sur une cible autre que le lanceur.</text:span></text:p>
      <text:p text:style-name="P12"><text:span text:style-name="T1">Composantes : </text:span><text:span text:style-name="T7">Liturgie</text:span><text:span text:style-name="T1">, </text:span><text:span text:style-name="T7">gestes</text:span><text:span text:style-name="T1">.</text:span></text:p>
      <text:p text:style-name="P12"><text:span text:style-name="T1">Portée : </text:span><text:span text:style-name="T7">Soit</text:span><text:span text:style-name="T1">.</text:span></text:p>
      <text:p text:style-name="P12"><text:span text:style-name="T1">Durée : </text:span><text:span text:style-name="T7">Prolongée</text:span><text:span text:style-name="T1">.</text:span></text:p>
      <text:p text:style-name="P10"><text:span text:style-name="T2"/></text:p>
      <text:p text:style-name="P6"><text:span text:style-name="T7">Serrer la laisse</text:span><text:span text:style-name="T1"> (rang </text:span><text:span text:style-name="T6">2</text:span><text:span text:style-name="T1">) : </text:span><text:span text:style-name="T7">En appelant au conditionnement de l’Église, le théurge supprime totalement les facultés psi d’un pénitent dont il n’approuve pas l’usage de ses pouvoirs.</text:span></text:p>
      <text:p text:style-name="P13"><text:span text:style-name="T1">Composantes : </text:span><text:span text:style-name="T9">Liturgie</text:span><text:span text:style-name="T1">, </text:span><text:span text:style-name="T9">gestes</text:span><text:span text:style-name="T1">.</text:span></text:p>
      <text:p text:style-name="P13"><text:span text:style-name="T1">Portée : </text:span><text:span text:style-name="T9">Vue</text:span><text:span text:style-name="T1">.</text:span></text:p>
      <text:p text:style-name="P13"><text:span text:style-name="T1">Durée : </text:span><text:span text:style-name="T7">Temporaire</text:span><text:span text:style-name="T1">.</text:span></text:p>
      <text:p text:style-name="P13"><text:span text:style-name="T1"/></text:p>
      <text:p text:style-name="P7"><text:span text:style-name="T10">Coeur fidèle</text:span><text:span text:style-name="T1"> (rang </text:span><text:span text:style-name="T10">3</text:span><text:span text:style-name="T1">) : </text:span><text:span text:style-name="T10">Par ce rite, le théurge protège son esprit ou celui d’un autre contre tout pouvoir mental</text:span><text:span text:style-name="T7">. </text:span><text:span text:style-name="T10">Chaque incrément obtenu sur l’activation de ce rite ajoute un incrément obligatoire à l’activation de tout pouvoir mental adverse.</text:span></text:p>
      <text:p text:style-name="P14"><text:span text:style-name="T1">Composantes : </text:span><text:span text:style-name="T9">Liturgie</text:span><text:span text:style-name="T1">, </text:span><text:span text:style-name="T10">prière</text:span><text:span text:style-name="T1">.</text:span></text:p>
      <text:p text:style-name="P14"><text:span text:style-name="T1">Portée : </text:span><text:span text:style-name="T10">Toucher</text:span><text:span text:style-name="T1">.</text:span></text:p>
      <text:p text:style-name="P14"><text:span text:style-name="T1">Durée : </text:span><text:span text:style-name="T10">Prolongée</text:span><text:span text:style-name="T1">.</text:span></text:p>
      <text:p text:style-name="P14"><text:span text:style-name="T1"/></text:p>
      <text:p text:style-name="P7"><text:span text:style-name="T10">Dissipation des ténèbres</text:span><text:span text:style-name="T1"> (rang </text:span><text:span text:style-name="T10">3</text:span><text:span text:style-name="T1">) : </text:span><text:span text:style-name="T11">Le théurge érige un champ de répulsion empêchant les serviteurs du mal (grumes, doppelgängers, personnes influencées par un artefact alien etc.) mais pas les incarnations du mal elle-même (comme les démons) d’approcher de lui</text:span><text:span text:style-name="T7">.</text:span></text:p>
      <text:p text:style-name="P17"><text:span text:style-name="T7">L</text:span><text:span text:style-name="T1">e champ a un diamètre de 2m plus 2m par incrément. </text:span><text:span text:style-name="T12">Le théurge peut étendre la durée du champ de une phase par mètre retiré au diamètre. Lorsque le rite s’achève, le théurge peut le renouveler en dépensant un point d’anima : le champ reste alors en place pour la même durée qu’originellement sans qu’un jet ne soit nécessaire.</text:span></text:p>
      <text:p text:style-name="P14"><text:span text:style-name="T1">Composantes : </text:span><text:span text:style-name="T9">Liturgie</text:span><text:span text:style-name="T1">, </text:span><text:span text:style-name="T9">gestes</text:span><text:span text:style-name="T1">.</text:span></text:p>
      <text:p text:style-name="P14"><text:span text:style-name="T1">Portée : </text:span><text:span text:style-name="T11">Soit</text:span><text:span text:style-name="T1">.</text:span></text:p>
      <text:p text:style-name="P14"><text:span text:style-name="T1">Durée : </text:span><text:span text:style-name="T11">Étendue</text:span><text:span text:style-name="T1">.</text:span></text:p>
      <text:p text:style-name="P14"><text:span text:style-name="T1"/></text:p>
      <text:p text:style-name="P8"><text:span text:style-name="T13">Consécration de la terre</text:span><text:span text:style-name="T1">(rang </text:span><text:span text:style-name="T13">4</text:span><text:span text:style-name="T1">) : </text:span><text:span text:style-name="T13">Ce rite est l’équivalent de celui de consécration mais fonctionne pour une étendue de terrain de 20m</text:span><text:span text:style-name="T16">2 </text:span><text:span text:style-name="T17"><text:s/>par rang de présence du théurge. Chaque </text:span><text:soft-page-break/><text:span text:style-name="T17">incrément obtenu est un incrément obligatoire à toutes utilisation de pouvoir hostile à l’Église sur le territoire consacré.</text:span></text:p>
      <text:p text:style-name="P15"><text:span text:style-name="T1">Composantes : </text:span><text:span text:style-name="T13">Gestes, prière</text:span><text:span text:style-name="T1">.</text:span></text:p>
      <text:p text:style-name="P15"><text:span text:style-name="T1">Portée : </text:span><text:span text:style-name="T13">Variable</text:span><text:span text:style-name="T1">.</text:span></text:p>
      <text:p text:style-name="P15"><text:span text:style-name="T1">Durée : </text:span><text:span text:style-name="T13">Un acte</text:span><text:span text:style-name="T1">.</text:span></text:p>
      <text:p text:style-name="P15"><text:span text:style-name="T1"/></text:p>
      <text:p text:style-name="P8"><text:span text:style-name="T13">Bénédiction des récoltes</text:span><text:span text:style-name="T1"> (rang </text:span><text:span text:style-name="T13">4</text:span><text:span text:style-name="T1">) : </text:span><text:span text:style-name="T15">Le théurge va restaurer le grain pourri, le lait tourné et la nourriture périssable gâtée, améliorer la santé des pousses d’un champ, rendre les produits de la terre plus nourrissants etc.</text:span></text:p>
      <text:p text:style-name="P15"><text:span text:style-name="T1">Composantes : </text:span><text:span text:style-name="T9">Liturgie</text:span><text:span text:style-name="T1">, </text:span><text:span text:style-name="T9">gestes, </text:span><text:span text:style-name="T14">prière</text:span><text:span text:style-name="T1">.</text:span></text:p>
      <text:p text:style-name="P15"><text:span text:style-name="T1">Portée : </text:span><text:span text:style-name="T14">Sensorielle</text:span><text:span text:style-name="T1">.</text:span></text:p>
      <text:p text:style-name="P15"><text:span text:style-name="T1">Durée : </text:span><text:span text:style-name="T14">Instantanée</text:span><text:span text:style-name="T1">.</text:span></text:p>
      <text:p text:style-name="P15"><text:span text:style-name="T1"/></text:p>
      <text:p text:style-name="P9"><text:span text:style-name="T15">Sceller le temple</text:span><text:span text:style-name="T1"> (rang </text:span><text:span text:style-name="T15">5</text:span><text:span text:style-name="T1">) : </text:span><text:span text:style-name="T7">En </text:span><text:span text:style-name="T15">temps de grand péril, le théurge peut protéger ses fidèles en érigeant un champ de protection autour de son église. </text:span></text:p>
      <text:p text:style-name="P16"><text:span text:style-name="T1">Composantes : </text:span><text:span text:style-name="T9">Liturgie</text:span><text:span text:style-name="T1">, </text:span><text:span text:style-name="T9">gestes, </text:span><text:span text:style-name="T15">prière</text:span><text:span text:style-name="T1">.</text:span></text:p>
      <text:p text:style-name="P16"><text:span text:style-name="T1">Portée : </text:span><text:span text:style-name="T15">Toucher</text:span><text:span text:style-name="T1">.</text:span></text:p>
      <text:p text:style-name="P16"><text:span text:style-name="T1">Durée : </text:span><text:span text:style-name="T15">Prolongée</text:span><text:span text:style-name="T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P052" svg:font-family="P052"/>
    <style:font-face style:name="apple-system" svg:font-family="apple-system, BlinkMacSystemFont, 'Segoe UI', Helvetica, Arial, sans-serif, 'Apple Color Emoji', 'Segoe UI Emoji'"/>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P052"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in" style:writing-mode="page"/>
      <style:text-properties style:use-window-font-color="true" loext:opacity="0%" style:font-name="P052"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P052" fo:font-family="P052" fo:font-size="12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P052" fo:font-family="P052"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P052" fo:font-family="P052"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P052" fo:font-family="P052"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06T16:12:01.657691163</meta:creation-date>
    <meta:generator>LibreOffice/7.0.5.2$Linux_X86_64 LibreOffice_project/00$Build-2</meta:generator>
    <dc:date>2021-05-14T21:06:08.850611407</dc:date>
    <meta:editing-duration>PT8H25M28S</meta:editing-duration>
    <meta:editing-cycles>74</meta:editing-cycles>
    <meta:document-statistic meta:table-count="0" meta:image-count="0" meta:object-count="0" meta:page-count="2" meta:paragraph-count="39" meta:word-count="503" meta:character-count="2971" meta:non-whitespace-character-count="2505"/>
  </office:meta>
</office:document-meta>
</file>